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307cm"/>
    </style:style>
    <style:style style:name="co4" style:family="table-column">
      <style:table-column-properties fo:break-before="auto" style:column-width="8.662cm"/>
    </style:style>
    <style:style style:name="co5" style:family="table-column">
      <style:table-column-properties fo:break-before="auto" style:column-width="8.828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7.385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3.6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Division</text:p>
          </table:table-cell>
          <table:table-cell office:value-type="string">
            <text:p>N° de match</text:p>
          </table:table-cell>
          <table:table-cell office:value-type="string">
            <text:p>Equipe 1</text:p>
          </table:table-cell>
          <table:table-cell office:value-type="string">
            <text:p>Equipe 2</text:p>
          </table:table-cell>
          <table:table-cell office:value-type="string">
            <text:p>Date de rencontre</text:p>
          </table:table-cell>
          <table:table-cell office:value-type="string">
            <text:p>Heure</text:p>
          </table:table-cell>
          <table:table-cell office:value-type="string">
            <text:p>Salle</text:p>
          </table:table-cell>
          <table:table-cell office:value-type="string">
            <text:p>Score 1</text:p>
          </table:table-cell>
          <table:table-cell office:value-type="string">
            <text:p>Forfait 1</text:p>
          </table:table-cell>
          <table:table-cell office:value-type="string">
            <text:p>Score 2</text:p>
          </table:table-cell>
          <table:table-cell office:value-type="string">
            <text:p>Forfait 2</text:p>
          </table:table-cell>
          <table:table-cell office:value-type="string">
            <text:p>Etat de la dérogation</text:p>
          </table:table-cell>
        </table:table-row>
        <table:table-row table:style-name="ro3">
          <table:table-cell office:value-type="string">
            <text:p>D3SEF</text:p>
          </table:table-cell>
          <table:table-cell office:value-type="float" office:value="590">
            <text:p>590</text:p>
          </table:table-cell>
          <table:table-cell office:value-type="string">
            <text:p>GARS D'HERBAUGES BOUAYE - 3</text:p>
          </table:table-cell>
          <table:table-cell office:value-type="string">
            <text:p>MONTBERT GENESTON LE BIGNON B.</text:p>
          </table:table-cell>
          <table:table-cell office:value-type="string">
            <text:p>09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611">
            <text:p>611</text:p>
          </table:table-cell>
          <table:table-cell office:value-type="string">
            <text:p>GARS D'HERBAUGES BOUAYE - 3</text:p>
          </table:table-cell>
          <table:table-cell office:value-type="string">
            <text:p>TREILLIERES BASKET CLUB</text:p>
          </table:table-cell>
          <table:table-cell office:value-type="string">
            <text:p>20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602">
            <text:p>602</text:p>
          </table:table-cell>
          <table:table-cell office:value-type="string">
            <text:p>GARS D'HERBAUGES BOUAYE - 3</text:p>
          </table:table-cell>
          <table:table-cell office:value-type="string">
            <text:p>BASKET CLUB MISSILLAC LA CHAPELLE - 2</text:p>
          </table:table-cell>
          <table:table-cell office:value-type="string">
            <text:p>06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578">
            <text:p>578</text:p>
          </table:table-cell>
          <table:table-cell office:value-type="string">
            <text:p>GARS D'HERBAUGES BOUAYE - 3</text:p>
          </table:table-cell>
          <table:table-cell office:value-type="string">
            <text:p>GAZELLES BLINOISES</text:p>
          </table:table-cell>
          <table:table-cell office:value-type="string">
            <text:p>25/09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630">
            <text:p>630</text:p>
          </table:table-cell>
          <table:table-cell office:value-type="string">
            <text:p>GARS D'HERBAUGES BOUAYE - 3</text:p>
          </table:table-cell>
          <table:table-cell office:value-type="string">
            <text:p>SUD RETZ BASKET - 2</text:p>
          </table:table-cell>
          <table:table-cell office:value-type="string">
            <text:p>11/12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624">
            <text:p>624</text:p>
          </table:table-cell>
          <table:table-cell office:value-type="string">
            <text:p>AL CHAUVINIERE - 1</text:p>
          </table:table-cell>
          <table:table-cell office:value-type="string">
            <text:p>GARS D'HERBAUGES BOUAYE - 3</text:p>
          </table:table-cell>
          <table:table-cell office:value-type="string">
            <text:p>04/12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596">
            <text:p>596</text:p>
          </table:table-cell>
          <table:table-cell office:value-type="string">
            <text:p>AS LA MADELEINE GUERANDE - 1</text:p>
          </table:table-cell>
          <table:table-cell office:value-type="string">
            <text:p>GARS D'HERBAUGES BOUAYE - 3</text:p>
          </table:table-cell>
          <table:table-cell office:value-type="string">
            <text:p>16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584">
            <text:p>584</text:p>
          </table:table-cell>
          <table:table-cell office:value-type="string">
            <text:p>AL OUCHE DINIER REZE - 1</text:p>
          </table:table-cell>
          <table:table-cell office:value-type="string">
            <text:p>GARS D'HERBAUGES BOUAYE - 3</text:p>
          </table:table-cell>
          <table:table-cell office:value-type="string">
            <text:p>02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608">
            <text:p>608</text:p>
          </table:table-cell>
          <table:table-cell office:value-type="string">
            <text:p>LA PLANCHE VIEILLEVIGNE BASKET - 3</text:p>
          </table:table-cell>
          <table:table-cell office:value-type="string">
            <text:p>GARS D'HERBAUGES BOUAYE - 3</text:p>
          </table:table-cell>
          <table:table-cell office:value-type="string">
            <text:p>13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F</text:p>
          </table:table-cell>
          <table:table-cell office:value-type="float" office:value="616">
            <text:p>616</text:p>
          </table:table-cell>
          <table:table-cell office:value-type="string">
            <text:p>CSP RETZ BASKET - 2</text:p>
          </table:table-cell>
          <table:table-cell office:value-type="string">
            <text:p>GARS D'HERBAUGES BOUAYE - 3</text:p>
          </table:table-cell>
          <table:table-cell office:value-type="string">
            <text:p>27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36">
            <text:p>2536</text:p>
          </table:table-cell>
          <table:table-cell office:value-type="string">
            <text:p>NANTES BREIL BASKET - 2</text:p>
          </table:table-cell>
          <table:table-cell office:value-type="string">
            <text:p>GARS D'HERBAUGES BOUAYE - 2</text:p>
          </table:table-cell>
          <table:table-cell office:value-type="string">
            <text:p>20/11/2016</text:p>
          </table:table-cell>
          <table:table-cell office:value-type="string">
            <text:p>00:00</text:p>
          </table:table-cell>
          <table:table-cell office:value-type="string">
            <text:p>SALLE JOEL PAO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02">
            <text:p>2502</text:p>
          </table:table-cell>
          <table:table-cell office:value-type="string">
            <text:p>GARS D'HERBAUGES BOUAYE - 2</text:p>
          </table:table-cell>
          <table:table-cell office:value-type="string">
            <text:p>US CHAPELLE BASSE MER</text:p>
          </table:table-cell>
          <table:table-cell office:value-type="string">
            <text:p>02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18">
            <text:p>2518</text:p>
          </table:table-cell>
          <table:table-cell office:value-type="string">
            <text:p>GARS D'HERBAUGES BOUAYE - 2</text:p>
          </table:table-cell>
          <table:table-cell office:value-type="string">
            <text:p>ERDRE BASKET CLUB - 2</text:p>
          </table:table-cell>
          <table:table-cell office:value-type="string">
            <text:p>16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28">
            <text:p>2528</text:p>
          </table:table-cell>
          <table:table-cell office:value-type="string">
            <text:p>GARS D'HERBAUGES BOUAYE - 2</text:p>
          </table:table-cell>
          <table:table-cell office:value-type="string">
            <text:p>AL ST SEBASTIEN SUR LOIRE - 2</text:p>
          </table:table-cell>
          <table:table-cell office:value-type="string">
            <text:p>13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54">
            <text:p>2554</text:p>
          </table:table-cell>
          <table:table-cell office:value-type="string">
            <text:p>GARS D'HERBAUGES BOUAYE - 2</text:p>
          </table:table-cell>
          <table:table-cell office:value-type="string">
            <text:p>AL OUCHE DINIER REZE - 1</text:p>
          </table:table-cell>
          <table:table-cell office:value-type="string">
            <text:p>11/12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42">
            <text:p>2542</text:p>
          </table:table-cell>
          <table:table-cell office:value-type="string">
            <text:p>GARS D'HERBAUGES BOUAYE - 2</text:p>
          </table:table-cell>
          <table:table-cell office:value-type="string">
            <text:p>GROUPE ST VINCENT LE PALLET - 3</text:p>
          </table:table-cell>
          <table:table-cell office:value-type="string">
            <text:p>27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497">
            <text:p>2497</text:p>
          </table:table-cell>
          <table:table-cell office:value-type="string">
            <text:p>EN - CTC HAVRE ET LOIRE BASKET - 2</text:p>
          </table:table-cell>
          <table:table-cell office:value-type="string">
            <text:p>GARS D'HERBAUGES BOUAYE - 2</text:p>
          </table:table-cell>
          <table:table-cell office:value-type="string">
            <text:p>25/09/2016</text:p>
          </table:table-cell>
          <table:table-cell office:value-type="string">
            <text:p>00:00</text:p>
          </table:table-cell>
          <table:table-cell office:value-type="string">
            <text:p>COMPLEXE PRESSOIR ROUGE ANCENI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13">
            <text:p>2513</text:p>
          </table:table-cell>
          <table:table-cell office:value-type="string">
            <text:p>BASKET CLUB SUCE/ERDRE</text:p>
          </table:table-cell>
          <table:table-cell office:value-type="string">
            <text:p>GARS D'HERBAUGES BOUAYE - 2</text:p>
          </table:table-cell>
          <table:table-cell office:value-type="string">
            <text:p>09/10/2016</text:p>
          </table:table-cell>
          <table:table-cell office:value-type="string">
            <text:p>00:00</text:p>
          </table:table-cell>
          <table:table-cell office:value-type="string">
            <text:p>COMPLEXE DU LEVAN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48">
            <text:p>2548</text:p>
          </table:table-cell>
          <table:table-cell office:value-type="string">
            <text:p>BEAUJOIRE BASKET CLUB - 3</text:p>
          </table:table-cell>
          <table:table-cell office:value-type="string">
            <text:p>GARS D'HERBAUGES BOUAYE - 2</text:p>
          </table:table-cell>
          <table:table-cell office:value-type="string">
            <text:p>04/12/2016</text:p>
          </table:table-cell>
          <table:table-cell office:value-type="string">
            <text:p>00:00</text:p>
          </table:table-cell>
          <table:table-cell office:value-type="string">
            <text:p>SALLE JEAN VINCEN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D3SEM</text:p>
          </table:table-cell>
          <table:table-cell office:value-type="float" office:value="2523">
            <text:p>2523</text:p>
          </table:table-cell>
          <table:table-cell office:value-type="string">
            <text:p>EN - Petit Mars BC / St Mars du Désert</text:p>
          </table:table-cell>
          <table:table-cell office:value-type="string">
            <text:p>GARS D'HERBAUGES BOUAYE - 2</text:p>
          </table:table-cell>
          <table:table-cell office:value-type="string">
            <text:p>06/11/2016</text:p>
          </table:table-cell>
          <table:table-cell office:value-type="string">
            <text:p>00:00</text:p>
          </table:table-cell>
          <table:table-cell office:value-type="string">
            <text:p>CS FERNAND SAST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21">
            <text:p>21</text:p>
          </table:table-cell>
          <table:table-cell office:value-type="string">
            <text:p>GARS D'HERBAUGES BOUAYE</text:p>
          </table:table-cell>
          <table:table-cell office:value-type="string">
            <text:p>IE - CTC Espoirs du Basket Quimper Cornouaille</text:p>
          </table:table-cell>
          <table:table-cell office:value-type="string">
            <text:p>25/09/2016</text:p>
          </table:table-cell>
          <table:table-cell office:value-type="string">
            <text:p>15:3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404">
            <text:p>404</text:p>
          </table:table-cell>
          <table:table-cell office:value-type="string">
            <text:p>GARS D'HERBAUGES BOUAYE</text:p>
          </table:table-cell>
          <table:table-cell office:value-type="string">
            <text:p>AS SAINT ROGATIEN NANTES</text:p>
          </table:table-cell>
          <table:table-cell office:value-type="string">
            <text:p>04/12/2016</text:p>
          </table:table-cell>
          <table:table-cell office:value-type="string">
            <text:p>15:3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117">
            <text:p>117</text:p>
          </table:table-cell>
          <table:table-cell office:value-type="string">
            <text:p>GARS D'HERBAUGES BOUAYE</text:p>
          </table:table-cell>
          <table:table-cell office:value-type="string">
            <text:p>LANDERNEAU BRETAGNE BASKET - 2</text:p>
          </table:table-cell>
          <table:table-cell office:value-type="string">
            <text:p>09/10/2016</text:p>
          </table:table-cell>
          <table:table-cell office:value-type="string">
            <text:p>15:3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357">
            <text:p>357</text:p>
          </table:table-cell>
          <table:table-cell office:value-type="string">
            <text:p>GARS D'HERBAUGES BOUAYE</text:p>
          </table:table-cell>
          <table:table-cell office:value-type="string">
            <text:p>MURS ERIGNE BASKET CLUB</text:p>
          </table:table-cell>
          <table:table-cell office:value-type="string">
            <text:p>27/11/2016</text:p>
          </table:table-cell>
          <table:table-cell office:value-type="string">
            <text:p>15:3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213">
            <text:p>213</text:p>
          </table:table-cell>
          <table:table-cell office:value-type="string">
            <text:p>GARS D'HERBAUGES BOUAYE</text:p>
          </table:table-cell>
          <table:table-cell office:value-type="string">
            <text:p>RENNES AVENIR - 2</text:p>
          </table:table-cell>
          <table:table-cell office:value-type="string">
            <text:p>30/10/2016</text:p>
          </table:table-cell>
          <table:table-cell office:value-type="string">
            <text:p>15:3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261">
            <text:p>261</text:p>
          </table:table-cell>
          <table:table-cell office:value-type="string">
            <text:p>POMJEANNAIS BASKET CLUB</text:p>
          </table:table-cell>
          <table:table-cell office:value-type="string">
            <text:p>GARS D'HERBAUGES BOUAYE</text:p>
          </table:table-cell>
          <table:table-cell office:value-type="string">
            <text:p>06/11/2016</text:p>
          </table:table-cell>
          <table:table-cell office:value-type="string">
            <text:p>15:30</text:p>
          </table:table-cell>
          <table:table-cell office:value-type="string">
            <text:p>SALLE DE MONTJEAN SUR LOI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69">
            <text:p>69</text:p>
          </table:table-cell>
          <table:table-cell office:value-type="string">
            <text:p>GARS DU REUN DE GUIPAVAS</text:p>
          </table:table-cell>
          <table:table-cell office:value-type="string">
            <text:p>GARS D'HERBAUGES BOUAYE</text:p>
          </table:table-cell>
          <table:table-cell office:value-type="string">
            <text:p>02/10/2016</text:p>
          </table:table-cell>
          <table:table-cell office:value-type="string">
            <text:p>15:30</text:p>
          </table:table-cell>
          <table:table-cell office:value-type="string">
            <text:p>SALLE OMNISPORT N1 JEAN KERGOA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309">
            <text:p>309</text:p>
          </table:table-cell>
          <table:table-cell office:value-type="string">
            <text:p>US PONT SAINT MARTIN BASKET</text:p>
          </table:table-cell>
          <table:table-cell office:value-type="string">
            <text:p>GARS D'HERBAUGES BOUAYE</text:p>
          </table:table-cell>
          <table:table-cell office:value-type="string">
            <text:p>13/11/2016</text:p>
          </table:table-cell>
          <table:table-cell office:value-type="string">
            <text:p>15:30</text:p>
          </table:table-cell>
          <table:table-cell office:value-type="string">
            <text:p>SALLE JEAN PIERRE GARD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451">
            <text:p>451</text:p>
          </table:table-cell>
          <table:table-cell office:value-type="string">
            <text:p>AVRILLE BASKET</text:p>
          </table:table-cell>
          <table:table-cell office:value-type="string">
            <text:p>GARS D'HERBAUGES BOUAYE</text:p>
          </table:table-cell>
          <table:table-cell office:value-type="string">
            <text:p>11/12/2016</text:p>
          </table:table-cell>
          <table:table-cell office:value-type="string">
            <text:p>15:30</text:p>
          </table:table-cell>
          <table:table-cell office:value-type="string">
            <text:p>COSEC HELENE BOUCHER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NF3</text:p>
          </table:table-cell>
          <table:table-cell office:value-type="float" office:value="165">
            <text:p>165</text:p>
          </table:table-cell>
          <table:table-cell office:value-type="string">
            <text:p>IE - TREGUEUX BCA - 2</text:p>
          </table:table-cell>
          <table:table-cell office:value-type="string">
            <text:p>GARS D'HERBAUGES BOUAYE</text:p>
          </table:table-cell>
          <table:table-cell office:value-type="string">
            <text:p>16/10/2016</text:p>
          </table:table-cell>
          <table:table-cell office:value-type="string">
            <text:p>15:30</text:p>
          </table:table-cell>
          <table:table-cell office:value-type="string">
            <text:p>SALLE OS Jean-Pierre PINSARD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01">
            <text:p>1501</text:p>
          </table:table-cell>
          <table:table-cell office:value-type="string">
            <text:p>GARS D'HERBAUGES BOUAYE - 1</text:p>
          </table:table-cell>
          <table:table-cell office:value-type="string">
            <text:p>REZE BASKET 44 - 3</text:p>
          </table:table-cell>
          <table:table-cell office:value-type="string">
            <text:p>11/09/2016</text:p>
          </table:table-cell>
          <table:table-cell office:value-type="string">
            <text:p>15:3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36">
            <text:p>1536</text:p>
          </table:table-cell>
          <table:table-cell office:value-type="string">
            <text:p>GARS D'HERBAUGES BOUAYE - 1</text:p>
          </table:table-cell>
          <table:table-cell office:value-type="string">
            <text:p>BASKET CLUB BASSE GOULAINE - 2</text:p>
          </table:table-cell>
          <table:table-cell office:value-type="string">
            <text:p>23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22">
            <text:p>1522</text:p>
          </table:table-cell>
          <table:table-cell office:value-type="string">
            <text:p>GARS D'HERBAUGES BOUAYE - 1</text:p>
          </table:table-cell>
          <table:table-cell office:value-type="string">
            <text:p>ERDRE BASKET CLUB - 1</text:p>
          </table:table-cell>
          <table:table-cell office:value-type="string">
            <text:p>09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78">
            <text:p>1578</text:p>
          </table:table-cell>
          <table:table-cell office:value-type="string">
            <text:p>GARS D'HERBAUGES BOUAYE - 1</text:p>
          </table:table-cell>
          <table:table-cell office:value-type="string">
            <text:p>CHOLTIERE PAULX MER MORTE - 2</text:p>
          </table:table-cell>
          <table:table-cell office:value-type="string">
            <text:p>11/12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64">
            <text:p>1564</text:p>
          </table:table-cell>
          <table:table-cell office:value-type="string">
            <text:p>GARS D'HERBAUGES BOUAYE - 1</text:p>
          </table:table-cell>
          <table:table-cell office:value-type="string">
            <text:p>ES PORNICHET - 1</text:p>
          </table:table-cell>
          <table:table-cell office:value-type="string">
            <text:p>27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50">
            <text:p>1550</text:p>
          </table:table-cell>
          <table:table-cell office:value-type="string">
            <text:p>GARS D'HERBAUGES BOUAYE - 1</text:p>
          </table:table-cell>
          <table:table-cell office:value-type="string">
            <text:p>NORT SUR ERDRE AC LES TOUCHES BASKET - 1</text:p>
          </table:table-cell>
          <table:table-cell office:value-type="string">
            <text:p>13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32">
            <text:p>1532</text:p>
          </table:table-cell>
          <table:table-cell office:value-type="string">
            <text:p>GOLF BASKET CLUB HERBLINOIS - 1</text:p>
          </table:table-cell>
          <table:table-cell office:value-type="string">
            <text:p>GARS D'HERBAUGES BOUAYE - 1</text:p>
          </table:table-cell>
          <table:table-cell office:value-type="string">
            <text:p>16/10/2016</text:p>
          </table:table-cell>
          <table:table-cell office:value-type="string">
            <text:p>00:00</text:p>
          </table:table-cell>
          <table:table-cell office:value-type="string">
            <text:p>SALLE ANGEVINIE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48">
            <text:p>1548</text:p>
          </table:table-cell>
          <table:table-cell office:value-type="string">
            <text:p>BEAUJOIRE BASKET CLUB - 2</text:p>
          </table:table-cell>
          <table:table-cell office:value-type="string">
            <text:p>GARS D'HERBAUGES BOUAYE - 1</text:p>
          </table:table-cell>
          <table:table-cell office:value-type="string">
            <text:p>06/11/2016</text:p>
          </table:table-cell>
          <table:table-cell office:value-type="string">
            <text:p>00:00</text:p>
          </table:table-cell>
          <table:table-cell office:value-type="string">
            <text:p>SALLE JEAN VINCEN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73">
            <text:p>1573</text:p>
          </table:table-cell>
          <table:table-cell office:value-type="string">
            <text:p>EN - CTC USSM HERBADILLA - 2</text:p>
          </table:table-cell>
          <table:table-cell office:value-type="string">
            <text:p>GARS D'HERBAUGES BOUAYE - 1</text:p>
          </table:table-cell>
          <table:table-cell office:value-type="string">
            <text:p>04/12/2016</text:p>
          </table:table-cell>
          <table:table-cell office:value-type="string">
            <text:p>00:00</text:p>
          </table:table-cell>
          <table:table-cell office:value-type="string">
            <text:p>COMPLEXE SPORTIF HUGUES MART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16">
            <text:p>1516</text:p>
          </table:table-cell>
          <table:table-cell office:value-type="string">
            <text:p>RC DONGES</text:p>
          </table:table-cell>
          <table:table-cell office:value-type="string">
            <text:p>GARS D'HERBAUGES BOUAYE - 1</text:p>
          </table:table-cell>
          <table:table-cell office:value-type="string">
            <text:p>02/10/2016</text:p>
          </table:table-cell>
          <table:table-cell office:value-type="string">
            <text:p>00:00</text:p>
          </table:table-cell>
          <table:table-cell office:value-type="string">
            <text:p>SALLE LOI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13">
            <text:p>1513</text:p>
          </table:table-cell>
          <table:table-cell office:value-type="string">
            <text:p>PORNIC BASKET ST MICHEL - 2</text:p>
          </table:table-cell>
          <table:table-cell office:value-type="string">
            <text:p>GARS D'HERBAUGES BOUAYE - 1</text:p>
          </table:table-cell>
          <table:table-cell office:value-type="string">
            <text:p>25/09/2016</text:p>
          </table:table-cell>
          <table:table-cell office:value-type="string">
            <text:p>00:00</text:p>
          </table:table-cell>
          <table:table-cell office:value-type="string">
            <text:p>SALLE YVES LOQUE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PRSEM</text:p>
          </table:table-cell>
          <table:table-cell office:value-type="float" office:value="1556">
            <text:p>1556</text:p>
          </table:table-cell>
          <table:table-cell office:value-type="string">
            <text:p>AL CHAUVINIERE - 1</text:p>
          </table:table-cell>
          <table:table-cell office:value-type="string">
            <text:p>GARS D'HERBAUGES BOUAYE - 1</text:p>
          </table:table-cell>
          <table:table-cell office:value-type="string">
            <text:p>20/11/2016</text:p>
          </table:table-cell>
          <table:table-cell office:value-type="string">
            <text:p>00:00</text:p>
          </table:table-cell>
          <table:table-cell office:value-type="string">
            <text:p>SALLE LA CHAUVINIE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62">
            <text:p>1062</text:p>
          </table:table-cell>
          <table:table-cell office:value-type="string">
            <text:p>IE - CTC BASKET FEMININ DE L'ESTUAIRE</text:p>
          </table:table-cell>
          <table:table-cell office:value-type="string">
            <text:p>GARS D'HERBAUGES BOUAYE - 2</text:p>
          </table:table-cell>
          <table:table-cell office:value-type="string">
            <text:p>27/11/2016</text:p>
          </table:table-cell>
          <table:table-cell office:value-type="string">
            <text:p>16:00</text:p>
          </table:table-cell>
          <table:table-cell office:value-type="string">
            <text:p>GYMNASE LEON BLUM - LES FRECHET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12">
            <text:p>1012</text:p>
          </table:table-cell>
          <table:table-cell office:value-type="string">
            <text:p>BASKET CLUB SAINT PAUL REZE - 3</text:p>
          </table:table-cell>
          <table:table-cell office:value-type="string">
            <text:p>GARS D'HERBAUGES BOUAYE - 2</text:p>
          </table:table-cell>
          <table:table-cell office:value-type="string">
            <text:p>25/09/2016</text:p>
          </table:table-cell>
          <table:table-cell office:value-type="string">
            <text:p>15:30</text:p>
          </table:table-cell>
          <table:table-cell office:value-type="string">
            <text:p>GYMNASE ARTHUR DUGAS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68">
            <text:p>1068</text:p>
          </table:table-cell>
          <table:table-cell office:value-type="string">
            <text:p>GARS D'HERBAUGES BOUAYE - 2</text:p>
          </table:table-cell>
          <table:table-cell office:value-type="string">
            <text:p>FALLERON TOUVOIS BASKET CLUB</text:p>
          </table:table-cell>
          <table:table-cell office:value-type="string">
            <text:p>04/12/2016</text:p>
          </table:table-cell>
          <table:table-cell office:value-type="string">
            <text:p>15:30</text:p>
          </table:table-cell>
          <table:table-cell office:value-type="string">
            <text:p>SALLE GUIGNARDAI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82">
            <text:p>1082</text:p>
          </table:table-cell>
          <table:table-cell office:value-type="string">
            <text:p>GARS D'HERBAUGES BOUAYE - 2</text:p>
          </table:table-cell>
          <table:table-cell office:value-type="string">
            <text:p>IE - CTC VIE ET BOULOGNE BASKET - 1</text:p>
          </table:table-cell>
          <table:table-cell office:value-type="string">
            <text:p>18/12/2016</text:p>
          </table:table-cell>
          <table:table-cell office:value-type="string">
            <text:p>15:30</text:p>
          </table:table-cell>
          <table:table-cell office:value-type="string">
            <text:p>SALLE GUIGNARDAI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33">
            <text:p>1033</text:p>
          </table:table-cell>
          <table:table-cell office:value-type="string">
            <text:p>GARS D'HERBAUGES BOUAYE - 2</text:p>
          </table:table-cell>
          <table:table-cell office:value-type="string">
            <text:p>COULAINES J.S. - 1</text:p>
          </table:table-cell>
          <table:table-cell office:value-type="string">
            <text:p>16/10/2016</text:p>
          </table:table-cell>
          <table:table-cell office:value-type="string">
            <text:p>15:30</text:p>
          </table:table-cell>
          <table:table-cell office:value-type="string">
            <text:p>SALLE GUIGNARDAI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19">
            <text:p>1019</text:p>
          </table:table-cell>
          <table:table-cell office:value-type="string">
            <text:p>GARS D'HERBAUGES BOUAYE - 2</text:p>
          </table:table-cell>
          <table:table-cell office:value-type="string">
            <text:p>IE - ALPC MOULIN NANTES BASKET - 1</text:p>
          </table:table-cell>
          <table:table-cell office:value-type="string">
            <text:p>02/10/2016</text:p>
          </table:table-cell>
          <table:table-cell office:value-type="string">
            <text:p>15:30</text:p>
          </table:table-cell>
          <table:table-cell office:value-type="string">
            <text:p>SALLE GUIGNARDAI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05">
            <text:p>1005</text:p>
          </table:table-cell>
          <table:table-cell office:value-type="string">
            <text:p>GARS D'HERBAUGES BOUAYE - 2</text:p>
          </table:table-cell>
          <table:table-cell office:value-type="string">
            <text:p>ST BERTHEVIN US BASKET - 1</text:p>
          </table:table-cell>
          <table:table-cell office:value-type="string">
            <text:p>18/09/2016</text:p>
          </table:table-cell>
          <table:table-cell office:value-type="string">
            <text:p>10:00</text:p>
          </table:table-cell>
          <table:table-cell office:value-type="string">
            <text:p>SALLE OMNISPORTS A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47">
            <text:p>1047</text:p>
          </table:table-cell>
          <table:table-cell office:value-type="string">
            <text:p>GARS D'HERBAUGES BOUAYE - 2</text:p>
          </table:table-cell>
          <table:table-cell office:value-type="string">
            <text:p>ORVAULT SPORTS BASKET - 2</text:p>
          </table:table-cell>
          <table:table-cell office:value-type="string">
            <text:p>13/11/2016</text:p>
          </table:table-cell>
          <table:table-cell office:value-type="string">
            <text:p>15:30</text:p>
          </table:table-cell>
          <table:table-cell office:value-type="string">
            <text:p>SALLE GUIGNARDAI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56">
            <text:p>1056</text:p>
          </table:table-cell>
          <table:table-cell office:value-type="string">
            <text:p>IE - CTC MONTAIGU-ST GEORGES BASKET</text:p>
          </table:table-cell>
          <table:table-cell office:value-type="string">
            <text:p>GARS D'HERBAUGES BOUAYE - 2</text:p>
          </table:table-cell>
          <table:table-cell office:value-type="string">
            <text:p>20/11/2016</text:p>
          </table:table-cell>
          <table:table-cell office:value-type="string">
            <text:p>15:30</text:p>
          </table:table-cell>
          <table:table-cell office:value-type="string">
            <text:p>SALLE DE SPORTS A - Grande Main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22">
            <text:p>1022</text:p>
          </table:table-cell>
          <table:table-cell office:value-type="string">
            <text:p>SUD RETZ BASKET</text:p>
          </table:table-cell>
          <table:table-cell office:value-type="string">
            <text:p>GARS D'HERBAUGES BOUAYE - 2</text:p>
          </table:table-cell>
          <table:table-cell office:value-type="string">
            <text:p>09/10/2016</text:p>
          </table:table-cell>
          <table:table-cell office:value-type="string">
            <text:p>15:30</text:p>
          </table:table-cell>
          <table:table-cell office:value-type="string">
            <text:p>SALLE DES LO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38">
            <text:p>1038</text:p>
          </table:table-cell>
          <table:table-cell office:value-type="string">
            <text:p>CHANTONNAY EPINE</text:p>
          </table:table-cell>
          <table:table-cell office:value-type="string">
            <text:p>GARS D'HERBAUGES BOUAYE - 2</text:p>
          </table:table-cell>
          <table:table-cell office:value-type="string">
            <text:p>06/11/2016</text:p>
          </table:table-cell>
          <table:table-cell office:value-type="string">
            <text:p>16:00</text:p>
          </table:table-cell>
          <table:table-cell office:value-type="string">
            <text:p>SALLE DE L' EPINE CHANTONNAY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R1SEF</text:p>
          </table:table-cell>
          <table:table-cell office:value-type="float" office:value="1071">
            <text:p>1071</text:p>
          </table:table-cell>
          <table:table-cell office:value-type="string">
            <text:p>SMASH VENDEE SUD LOIRE BASKET - 1</text:p>
          </table:table-cell>
          <table:table-cell office:value-type="string">
            <text:p>GARS D'HERBAUGES BOUAYE - 2</text:p>
          </table:table-cell>
          <table:table-cell office:value-type="string">
            <text:p>11/12/2016</text:p>
          </table:table-cell>
          <table:table-cell office:value-type="string">
            <text:p>15:30</text:p>
          </table:table-cell>
          <table:table-cell office:value-type="string">
            <text:p>SALLE SPORTS HERBERGEMEN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108">
            <text:p>21108</text:p>
          </table:table-cell>
          <table:table-cell office:value-type="string">
            <text:p>GARS D'HERBAUGES BOUAYE</text:p>
          </table:table-cell>
          <table:table-cell office:value-type="string">
            <text:p>AS BRAINS BASKET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102">
            <text:p>21102</text:p>
          </table:table-cell>
          <table:table-cell office:value-type="string">
            <text:p>GARS D'HERBAUGES BOUAYE</text:p>
          </table:table-cell>
          <table:table-cell office:value-type="string">
            <text:p>Union Sportive de Basket de Frossay et Saint-Viaud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114">
            <text:p>21114</text:p>
          </table:table-cell>
          <table:table-cell office:value-type="string">
            <text:p>GARS D'HERBAUGES BOUAYE</text:p>
          </table:table-cell>
          <table:table-cell office:value-type="string">
            <text:p>BASKET CLUB BASSE LOIRE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090">
            <text:p>21090</text:p>
          </table:table-cell>
          <table:table-cell office:value-type="string">
            <text:p>GARS D'HERBAUGES BOUAYE</text:p>
          </table:table-cell>
          <table:table-cell office:value-type="string">
            <text:p>ROUANS BASKET CLUB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096">
            <text:p>21096</text:p>
          </table:table-cell>
          <table:table-cell office:value-type="string">
            <text:p>GARS D'HERBAUGES BOUAYE</text:p>
          </table:table-cell>
          <table:table-cell office:value-type="string">
            <text:p>BASKET CLUB SAINT PAUL REZE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099">
            <text:p>21099</text:p>
          </table:table-cell>
          <table:table-cell office:value-type="string">
            <text:p>BASKET CLUB BASSE LOIRE</text:p>
          </table:table-cell>
          <table:table-cell office:value-type="string">
            <text:p>GARS D'HERBAUGES BOUAYE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office:value-type="string">
            <text:p>SALLE OMNISPORTS B - Y. SOUV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111">
            <text:p>21111</text:p>
          </table:table-cell>
          <table:table-cell office:value-type="string">
            <text:p>BASKET CLUB SAINT PAUL REZE</text:p>
          </table:table-cell>
          <table:table-cell office:value-type="string">
            <text:p>GARS D'HERBAUGES BOUAYE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GYMNASE ARTHUR DUGAS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093">
            <text:p>21093</text:p>
          </table:table-cell>
          <table:table-cell office:value-type="string">
            <text:p>AS BRAINS BASKET</text:p>
          </table:table-cell>
          <table:table-cell office:value-type="string">
            <text:p>GARS D'HERBAUGES BOUAYE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office:value-type="string">
            <text:p>SALLE POLYVALENTE DES PR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105">
            <text:p>21105</text:p>
          </table:table-cell>
          <table:table-cell office:value-type="string">
            <text:p>ROUANS BASKET CLUB</text:p>
          </table:table-cell>
          <table:table-cell office:value-type="string">
            <text:p>GARS D'HERBAUGES BOUAYE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SALLE DE ROUAN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09MC1PH</text:p>
          </table:table-cell>
          <table:table-cell office:value-type="float" office:value="21117">
            <text:p>21117</text:p>
          </table:table-cell>
          <table:table-cell office:value-type="string">
            <text:p>Union Sportive de Basket de Frossay et Saint-Viaud</text:p>
          </table:table-cell>
          <table:table-cell office:value-type="string">
            <text:p>GARS D'HERBAUGES BOUAYE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SALLE POLYVALENTE FROSSAY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25">
            <text:p>14225</text:p>
          </table:table-cell>
          <table:table-cell office:value-type="string">
            <text:p>GARS D'HERBAUGES BOUAYE</text:p>
          </table:table-cell>
          <table:table-cell office:value-type="string">
            <text:p>ROUANS BASKET CLUB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33">
            <text:p>14233</text:p>
          </table:table-cell>
          <table:table-cell office:value-type="string">
            <text:p>GARS D'HERBAUGES BOUAYE</text:p>
          </table:table-cell>
          <table:table-cell office:value-type="string">
            <text:p>AS BRAINS BASKET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39">
            <text:p>14239</text:p>
          </table:table-cell>
          <table:table-cell office:value-type="string">
            <text:p>GARS D'HERBAUGES BOUAYE</text:p>
          </table:table-cell>
          <table:table-cell office:value-type="string">
            <text:p>BASKET CLUB BASSE LOIRE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20">
            <text:p>14220</text:p>
          </table:table-cell>
          <table:table-cell office:value-type="string">
            <text:p>GARS D'HERBAUGES BOUAYE</text:p>
          </table:table-cell>
          <table:table-cell office:value-type="string">
            <text:p>BASKET CLUB SAINT PAUL REZE - 2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15">
            <text:p>14215</text:p>
          </table:table-cell>
          <table:table-cell office:value-type="string">
            <text:p>GARS D'HERBAUGES BOUAYE</text:p>
          </table:table-cell>
          <table:table-cell office:value-type="string">
            <text:p>US PONT SAINT MARTIN BASKET - 3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24">
            <text:p>14224</text:p>
          </table:table-cell>
          <table:table-cell office:value-type="string">
            <text:p>BASKET CLUB BASSE LOIRE</text:p>
          </table:table-cell>
          <table:table-cell office:value-type="string">
            <text:p>GARS D'HERBAUGES BOUAYE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SALLE OMNISPORTS B - Y. SOUV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37">
            <text:p>14837</text:p>
          </table:table-cell>
          <table:table-cell office:value-type="string">
            <text:p>REZE BASKET 44</text:p>
          </table:table-cell>
          <table:table-cell office:value-type="string">
            <text:p>GARS D'HERBAUGES BOUAYE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SALLE LUCIEN CAVAL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19">
            <text:p>14819</text:p>
          </table:table-cell>
          <table:table-cell office:value-type="string">
            <text:p>Exempt</text:p>
          </table:table-cell>
          <table:table-cell office:value-type="string">
            <text:p>GARS D'HERBAUGES BOUAYE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35">
            <text:p>14235</text:p>
          </table:table-cell>
          <table:table-cell office:value-type="string">
            <text:p>BASKET CLUB SAINT PAUL REZE - 2</text:p>
          </table:table-cell>
          <table:table-cell office:value-type="string">
            <text:p>GARS D'HERBAUGES BOUAYE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GYMNASE ARTHUR DUGAS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31">
            <text:p>14831</text:p>
          </table:table-cell>
          <table:table-cell office:value-type="string">
            <text:p>ETOILE ARTHONNAISE - 2</text:p>
          </table:table-cell>
          <table:table-cell office:value-type="string">
            <text:p>GARS D'HERBAUGES BOUAYE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COMPLEXE SPORTIF DES CHAUM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34">
            <text:p>14834</text:p>
          </table:table-cell>
          <table:table-cell office:value-type="string">
            <text:p>GARS D'HERBAUGES BOUAYE</text:p>
          </table:table-cell>
          <table:table-cell office:value-type="string">
            <text:p>Exempt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28">
            <text:p>14828</text:p>
          </table:table-cell>
          <table:table-cell office:value-type="string">
            <text:p>GARS D'HERBAUGES BOUAYE</text:p>
          </table:table-cell>
          <table:table-cell office:value-type="string">
            <text:p>US PONT SAINT MARTIN BASKET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10">
            <text:p>14810</text:p>
          </table:table-cell>
          <table:table-cell office:value-type="string">
            <text:p>GARS D'HERBAUGES BOUAYE</text:p>
          </table:table-cell>
          <table:table-cell office:value-type="string">
            <text:p>LES MONTAGNARDS LA MONTAGNE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10">
            <text:p>14210</text:p>
          </table:table-cell>
          <table:table-cell office:value-type="string">
            <text:p>ROUANS BASKET CLUB</text:p>
          </table:table-cell>
          <table:table-cell office:value-type="string">
            <text:p>GARS D'HERBAUGES BOUAYE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SALLE DE ROUAN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18">
            <text:p>14218</text:p>
          </table:table-cell>
          <table:table-cell office:value-type="string">
            <text:p>AS BRAINS BASKET</text:p>
          </table:table-cell>
          <table:table-cell office:value-type="string">
            <text:p>GARS D'HERBAUGES BOUAYE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SALLE POLYVALENTE DES PR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13">
            <text:p>14813</text:p>
          </table:table-cell>
          <table:table-cell office:value-type="string">
            <text:p>US PONT SAINT MARTIN BASKET</text:p>
          </table:table-cell>
          <table:table-cell office:value-type="string">
            <text:p>GARS D'HERBAUGES BOUAYE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office:value-type="string">
            <text:p>SALLE JEAN PIERRE GARD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16">
            <text:p>14816</text:p>
          </table:table-cell>
          <table:table-cell office:value-type="string">
            <text:p>GARS D'HERBAUGES BOUAYE</text:p>
          </table:table-cell>
          <table:table-cell office:value-type="string">
            <text:p>ETOILE ARTHONNAISE - 2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22">
            <text:p>14822</text:p>
          </table:table-cell>
          <table:table-cell office:value-type="string">
            <text:p>GARS D'HERBAUGES BOUAYE</text:p>
          </table:table-cell>
          <table:table-cell office:value-type="string">
            <text:p>REZE BASKET 44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230">
            <text:p>14230</text:p>
          </table:table-cell>
          <table:table-cell office:value-type="string">
            <text:p>US PONT SAINT MARTIN BASKET - 3</text:p>
          </table:table-cell>
          <table:table-cell office:value-type="string">
            <text:p>GARS D'HERBAUGES BOUAYE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SALLE JEAN PIERRE GARD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F1PH</text:p>
          </table:table-cell>
          <table:table-cell office:value-type="float" office:value="14825">
            <text:p>14825</text:p>
          </table:table-cell>
          <table:table-cell office:value-type="string">
            <text:p>LES MONTAGNARDS LA MONTAGNE</text:p>
          </table:table-cell>
          <table:table-cell office:value-type="string">
            <text:p>GARS D'HERBAUGES BOUAYE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SALLE ST EXUPERY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03">
            <text:p>20903</text:p>
          </table:table-cell>
          <table:table-cell office:value-type="string">
            <text:p>Exempt</text:p>
          </table:table-cell>
          <table:table-cell office:value-type="string">
            <text:p>GARS D'HERBAUGES BOUAYE - 2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45">
            <text:p>20445</text:p>
          </table:table-cell>
          <table:table-cell office:value-type="string">
            <text:p>REZE BASKET 44 - 2</text:p>
          </table:table-cell>
          <table:table-cell office:value-type="string">
            <text:p>GARS D'HERBAUGES BOUAYE - 1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SALLE LUCIEN CAVAL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40">
            <text:p>20440</text:p>
          </table:table-cell>
          <table:table-cell office:value-type="string">
            <text:p>AL LES COUETS BOUGUENAIS - 1</text:p>
          </table:table-cell>
          <table:table-cell office:value-type="string">
            <text:p>GARS D'HERBAUGES BOUAYE - 1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SALLE OMNISPORT DE LA BARONNAI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20">
            <text:p>20420</text:p>
          </table:table-cell>
          <table:table-cell office:value-type="string">
            <text:p>AL GARENNES NANTES - 2</text:p>
          </table:table-cell>
          <table:table-cell office:value-type="string">
            <text:p>GARS D'HERBAUGES BOUAYE - 1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GYMNASE LOUIS ET EMILE GRAVAUX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27">
            <text:p>20927</text:p>
          </table:table-cell>
          <table:table-cell office:value-type="string">
            <text:p>HERMINE DE NANTES ATLANTIQUE - 3</text:p>
          </table:table-cell>
          <table:table-cell office:value-type="string">
            <text:p>GARS D'HERBAUGES BOUAYE - 2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SALLE SAINTE MARTH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49">
            <text:p>20449</text:p>
          </table:table-cell>
          <table:table-cell office:value-type="string">
            <text:p>GARS D'HERBAUGES BOUAYE - 1</text:p>
          </table:table-cell>
          <table:table-cell office:value-type="string">
            <text:p>SAINTE LUCE BASKET - 1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43">
            <text:p>20443</text:p>
          </table:table-cell>
          <table:table-cell office:value-type="string">
            <text:p>GARS D'HERBAUGES BOUAYE - 1</text:p>
          </table:table-cell>
          <table:table-cell office:value-type="string">
            <text:p>HERMINE DE NANTES ATLANTIQUE - 2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30">
            <text:p>20430</text:p>
          </table:table-cell>
          <table:table-cell office:value-type="string">
            <text:p>GARS D'HERBAUGES BOUAYE - 1</text:p>
          </table:table-cell>
          <table:table-cell office:value-type="string">
            <text:p>REZE BASKET 44 - 2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25">
            <text:p>20425</text:p>
          </table:table-cell>
          <table:table-cell office:value-type="string">
            <text:p>GARS D'HERBAUGES BOUAYE - 1</text:p>
          </table:table-cell>
          <table:table-cell office:value-type="string">
            <text:p>AL LES COUETS BOUGUENAIS - 1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35">
            <text:p>20435</text:p>
          </table:table-cell>
          <table:table-cell office:value-type="string">
            <text:p>GARS D'HERBAUGES BOUAYE - 1</text:p>
          </table:table-cell>
          <table:table-cell office:value-type="string">
            <text:p>AL GARENNES NANTES - 2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18">
            <text:p>20918</text:p>
          </table:table-cell>
          <table:table-cell office:value-type="string">
            <text:p>GARS D'HERBAUGES BOUAYE - 2</text:p>
          </table:table-cell>
          <table:table-cell office:value-type="string">
            <text:p>Exempt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12">
            <text:p>20912</text:p>
          </table:table-cell>
          <table:table-cell office:value-type="string">
            <text:p>GARS D'HERBAUGES BOUAYE - 2</text:p>
          </table:table-cell>
          <table:table-cell office:value-type="string">
            <text:p>HERMINE DE NANTES ATLANTIQUE - 3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06">
            <text:p>20906</text:p>
          </table:table-cell>
          <table:table-cell office:value-type="string">
            <text:p>GARS D'HERBAUGES BOUAYE - 2</text:p>
          </table:table-cell>
          <table:table-cell office:value-type="string">
            <text:p>LES MONTAGNARDS LA MONTAGNE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00">
            <text:p>20900</text:p>
          </table:table-cell>
          <table:table-cell office:value-type="string">
            <text:p>GARS D'HERBAUGES BOUAYE - 2</text:p>
          </table:table-cell>
          <table:table-cell office:value-type="string">
            <text:p>AL OUCHE DINIER REZE - 2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24">
            <text:p>20924</text:p>
          </table:table-cell>
          <table:table-cell office:value-type="string">
            <text:p>GARS D'HERBAUGES BOUAYE - 2</text:p>
          </table:table-cell>
          <table:table-cell office:value-type="string">
            <text:p>AS BRAINS BASKET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34">
            <text:p>20434</text:p>
          </table:table-cell>
          <table:table-cell office:value-type="string">
            <text:p>SAINTE LUCE BASKET - 1</text:p>
          </table:table-cell>
          <table:table-cell office:value-type="string">
            <text:p>GARS D'HERBAUGES BOUAYE - 1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SALLE MARCEL LE BONNIEC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15">
            <text:p>20915</text:p>
          </table:table-cell>
          <table:table-cell office:value-type="string">
            <text:p>AL OUCHE DINIER REZE - 2</text:p>
          </table:table-cell>
          <table:table-cell office:value-type="string">
            <text:p>GARS D'HERBAUGES BOUAYE - 2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GYMNASE ANDREE PERRICHO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09">
            <text:p>20909</text:p>
          </table:table-cell>
          <table:table-cell office:value-type="string">
            <text:p>AS BRAINS BASKET</text:p>
          </table:table-cell>
          <table:table-cell office:value-type="string">
            <text:p>GARS D'HERBAUGES BOUAYE - 2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office:value-type="string">
            <text:p>SALLE POLYVALENTE DES PR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428">
            <text:p>20428</text:p>
          </table:table-cell>
          <table:table-cell office:value-type="string">
            <text:p>HERMINE DE NANTES ATLANTIQUE - 2</text:p>
          </table:table-cell>
          <table:table-cell office:value-type="string">
            <text:p>GARS D'HERBAUGES BOUAYE - 1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SALLE SAINTE MARTH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1M1PH</text:p>
          </table:table-cell>
          <table:table-cell office:value-type="float" office:value="20921">
            <text:p>20921</text:p>
          </table:table-cell>
          <table:table-cell office:value-type="string">
            <text:p>LES MONTAGNARDS LA MONTAGNE</text:p>
          </table:table-cell>
          <table:table-cell office:value-type="string">
            <text:p>GARS D'HERBAUGES BOUAYE - 2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SALLE ST EXUPERY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70">
            <text:p>13070</text:p>
          </table:table-cell>
          <table:table-cell office:value-type="string">
            <text:p>Exempt</text:p>
          </table:table-cell>
          <table:table-cell office:value-type="string">
            <text:p>GARS D'HERBAUGES BOUAYE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85">
            <text:p>13085</text:p>
          </table:table-cell>
          <table:table-cell office:value-type="string">
            <text:p>GARS D'HERBAUGES BOUAYE</text:p>
          </table:table-cell>
          <table:table-cell office:value-type="string">
            <text:p>Exempt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79">
            <text:p>13079</text:p>
          </table:table-cell>
          <table:table-cell office:value-type="string">
            <text:p>GARS D'HERBAUGES BOUAYE</text:p>
          </table:table-cell>
          <table:table-cell office:value-type="string">
            <text:p>VERTOU BASKET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67">
            <text:p>13067</text:p>
          </table:table-cell>
          <table:table-cell office:value-type="string">
            <text:p>GARS D'HERBAUGES BOUAYE</text:p>
          </table:table-cell>
          <table:table-cell office:value-type="string">
            <text:p>AS SAINT ROGATIEN NANTES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61">
            <text:p>13061</text:p>
          </table:table-cell>
          <table:table-cell office:value-type="string">
            <text:p>GARS D'HERBAUGES BOUAYE</text:p>
          </table:table-cell>
          <table:table-cell office:value-type="string">
            <text:p>EN - CTC LA MONTAGNE BOUGUENAIS BASKET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87">
            <text:p>13087</text:p>
          </table:table-cell>
          <table:table-cell office:value-type="string">
            <text:p>GARS D'HERBAUGES BOUAYE</text:p>
          </table:table-cell>
          <table:table-cell office:value-type="string">
            <text:p>USSM ST PHILBERT DE GD LIEU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82">
            <text:p>13082</text:p>
          </table:table-cell>
          <table:table-cell office:value-type="string">
            <text:p>AS SAINT ROGATIEN NANTES</text:p>
          </table:table-cell>
          <table:table-cell office:value-type="string">
            <text:p>GARS D'HERBAUGES BOUAYE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SALLE DES AGENET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76">
            <text:p>13076</text:p>
          </table:table-cell>
          <table:table-cell office:value-type="string">
            <text:p>EN - CTC LA MONTAGNE BOUGUENAIS BASKET</text:p>
          </table:table-cell>
          <table:table-cell office:value-type="string">
            <text:p>GARS D'HERBAUGES BOUAYE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SALLE ST EXUPERY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72">
            <text:p>13072</text:p>
          </table:table-cell>
          <table:table-cell office:value-type="string">
            <text:p>USSM ST PHILBERT DE GD LIEU</text:p>
          </table:table-cell>
          <table:table-cell office:value-type="string">
            <text:p>GARS D'HERBAUGES BOUAYE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SALLE TOKYO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F1PH</text:p>
          </table:table-cell>
          <table:table-cell office:value-type="float" office:value="13064">
            <text:p>13064</text:p>
          </table:table-cell>
          <table:table-cell office:value-type="string">
            <text:p>VERTOU BASKET</text:p>
          </table:table-cell>
          <table:table-cell office:value-type="string">
            <text:p>GARS D'HERBAUGES BOUAYE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office:value-type="string">
            <text:p>GYMNASE DES ECHALONNIER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55">
            <text:p>19355</text:p>
          </table:table-cell>
          <table:table-cell office:value-type="string">
            <text:p>REZE BASKET 44 - 2</text:p>
          </table:table-cell>
          <table:table-cell office:value-type="string">
            <text:p>GARS D'HERBAUGES BOUAYE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SALLE LUCIEN CAVAL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38">
            <text:p>19338</text:p>
          </table:table-cell>
          <table:table-cell office:value-type="string">
            <text:p>CHOLTIERE PAULX MER MORTE - 2</text:p>
          </table:table-cell>
          <table:table-cell office:value-type="string">
            <text:p>GARS D'HERBAUGES BOUAYE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SALLE DES SPORTS DE PAULX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45">
            <text:p>19345</text:p>
          </table:table-cell>
          <table:table-cell office:value-type="string">
            <text:p>GARS D'HERBAUGES BOUAYE</text:p>
          </table:table-cell>
          <table:table-cell office:value-type="string">
            <text:p>USSM ST PHILBERT DE GD LIEU - 3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40">
            <text:p>19340</text:p>
          </table:table-cell>
          <table:table-cell office:value-type="string">
            <text:p>GARS D'HERBAUGES BOUAYE</text:p>
          </table:table-cell>
          <table:table-cell office:value-type="string">
            <text:p>REZE BASKET 44 - 2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59">
            <text:p>19359</text:p>
          </table:table-cell>
          <table:table-cell office:value-type="string">
            <text:p>GARS D'HERBAUGES BOUAYE</text:p>
          </table:table-cell>
          <table:table-cell office:value-type="string">
            <text:p>PAZENNAIS BASKET CLUB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53">
            <text:p>19353</text:p>
          </table:table-cell>
          <table:table-cell office:value-type="string">
            <text:p>GARS D'HERBAUGES BOUAYE</text:p>
          </table:table-cell>
          <table:table-cell office:value-type="string">
            <text:p>CHOLTIERE PAULX MER MORTE - 2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50">
            <text:p>19350</text:p>
          </table:table-cell>
          <table:table-cell office:value-type="string">
            <text:p>HERBADILLA LA CHEVROLIERE - 2</text:p>
          </table:table-cell>
          <table:table-cell office:value-type="string">
            <text:p>GARS D'HERBAUGES BOUAYE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COMPLEXE SPORTIF HUGUES MART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30">
            <text:p>19330</text:p>
          </table:table-cell>
          <table:table-cell office:value-type="string">
            <text:p>USSM ST PHILBERT DE GD LIEU - 3</text:p>
          </table:table-cell>
          <table:table-cell office:value-type="string">
            <text:p>GARS D'HERBAUGES BOUAYE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SALLE TOKYO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44">
            <text:p>19344</text:p>
          </table:table-cell>
          <table:table-cell office:value-type="string">
            <text:p>PAZENNAIS BASKET CLUB</text:p>
          </table:table-cell>
          <table:table-cell office:value-type="string">
            <text:p>GARS D'HERBAUGES BOUAYE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COMPLEXE SPORTIF A.GAUVRI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3M1PH</text:p>
          </table:table-cell>
          <table:table-cell office:value-type="float" office:value="19335">
            <text:p>19335</text:p>
          </table:table-cell>
          <table:table-cell office:value-type="string">
            <text:p>GARS D'HERBAUGES BOUAYE</text:p>
          </table:table-cell>
          <table:table-cell office:value-type="string">
            <text:p>HERBADILLA LA CHEVROLIERE - 2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57">
            <text:p>12057</text:p>
          </table:table-cell>
          <table:table-cell office:value-type="string">
            <text:p>VERTOU BASKET</text:p>
          </table:table-cell>
          <table:table-cell office:value-type="string">
            <text:p>EN - CTC LOIRE ACHENEAU BASKET - 1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39">
            <text:p>12039</text:p>
          </table:table-cell>
          <table:table-cell office:value-type="string">
            <text:p>Exempt</text:p>
          </table:table-cell>
          <table:table-cell office:value-type="string">
            <text:p>EN - CTC LOIRE ACHENEAU BASKET - 1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25">
            <text:p>12325</text:p>
          </table:table-cell>
          <table:table-cell office:value-type="string">
            <text:p>REZE BASKET 44</text:p>
          </table:table-cell>
          <table:table-cell office:value-type="string">
            <text:p>EN - CTC LOIRE ACHENEAU BASKET - 2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54">
            <text:p>12054</text:p>
          </table:table-cell>
          <table:table-cell office:value-type="string">
            <text:p>EN - CTC LOIRE ACHENEAU BASKET - 1</text:p>
          </table:table-cell>
          <table:table-cell office:value-type="string">
            <text:p>Exempt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30">
            <text:p>12030</text:p>
          </table:table-cell>
          <table:table-cell office:value-type="string">
            <text:p>EN - CTC LOIRE ACHENEAU BASKET - 1</text:p>
          </table:table-cell>
          <table:table-cell office:value-type="string">
            <text:p>PORNIC BASKET ST MICHEL - 1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36">
            <text:p>12036</text:p>
          </table:table-cell>
          <table:table-cell office:value-type="string">
            <text:p>EN - CTC LOIRE ACHENEAU BASKET - 1</text:p>
          </table:table-cell>
          <table:table-cell office:value-type="string">
            <text:p>BASKET CLUB SAINT PAUL REZE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42">
            <text:p>12042</text:p>
          </table:table-cell>
          <table:table-cell office:value-type="string">
            <text:p>EN - CTC LOIRE ACHENEAU BASKET - 1</text:p>
          </table:table-cell>
          <table:table-cell office:value-type="string">
            <text:p>VERTOU BASKET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51">
            <text:p>12051</text:p>
          </table:table-cell>
          <table:table-cell office:value-type="string">
            <text:p>BASKET CLUB SAINT PAUL REZE</text:p>
          </table:table-cell>
          <table:table-cell office:value-type="string">
            <text:p>EN - CTC LOIRE ACHENEAU BASKET - 1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23">
            <text:p>12323</text:p>
          </table:table-cell>
          <table:table-cell office:value-type="string">
            <text:p>EN - CTC LOIRE ACHENEAU BASKET - 2</text:p>
          </table:table-cell>
          <table:table-cell office:value-type="string">
            <text:p>US PONT SAINT MARTIN BASKET - 2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10">
            <text:p>12310</text:p>
          </table:table-cell>
          <table:table-cell office:value-type="string">
            <text:p>EN - CTC LOIRE ACHENEAU BASKET - 2</text:p>
          </table:table-cell>
          <table:table-cell office:value-type="string">
            <text:p>REZE BASKET 44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15">
            <text:p>12315</text:p>
          </table:table-cell>
          <table:table-cell office:value-type="string">
            <text:p>EN - CTC LOIRE ACHENEAU BASKET - 2</text:p>
          </table:table-cell>
          <table:table-cell office:value-type="string">
            <text:p>Exempt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29">
            <text:p>12329</text:p>
          </table:table-cell>
          <table:table-cell office:value-type="string">
            <text:p>EN - CTC LOIRE ACHENEAU BASKET - 2</text:p>
          </table:table-cell>
          <table:table-cell office:value-type="string">
            <text:p>PAZENNAIS BASKET CLUB - 1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05">
            <text:p>12305</text:p>
          </table:table-cell>
          <table:table-cell office:value-type="string">
            <text:p>EN - CTC LOIRE ACHENEAU BASKET - 2</text:p>
          </table:table-cell>
          <table:table-cell office:value-type="string">
            <text:p>AS BRAINS BASKET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33">
            <text:p>12033</text:p>
          </table:table-cell>
          <table:table-cell office:value-type="string">
            <text:p>SUD RETZ BASKET - 1</text:p>
          </table:table-cell>
          <table:table-cell office:value-type="string">
            <text:p>EN - CTC LOIRE ACHENEAU BASKET - 1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08">
            <text:p>12308</text:p>
          </table:table-cell>
          <table:table-cell office:value-type="string">
            <text:p>US PONT SAINT MARTIN BASKET - 2</text:p>
          </table:table-cell>
          <table:table-cell office:value-type="string">
            <text:p>EN - CTC LOIRE ACHENEAU BASKET - 2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48">
            <text:p>12048</text:p>
          </table:table-cell>
          <table:table-cell office:value-type="string">
            <text:p>EN - CTC LOIRE ACHENEAU BASKET - 1</text:p>
          </table:table-cell>
          <table:table-cell office:value-type="string">
            <text:p>SUD RETZ BASKET - 1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20">
            <text:p>12320</text:p>
          </table:table-cell>
          <table:table-cell office:value-type="string">
            <text:p>AS BRAINS BASKET</text:p>
          </table:table-cell>
          <table:table-cell office:value-type="string">
            <text:p>EN - CTC LOIRE ACHENEAU BASKET - 2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045">
            <text:p>12045</text:p>
          </table:table-cell>
          <table:table-cell office:value-type="string">
            <text:p>PORNIC BASKET ST MICHEL - 1</text:p>
          </table:table-cell>
          <table:table-cell office:value-type="string">
            <text:p>EN - CTC LOIRE ACHENEAU BASKET - 1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14">
            <text:p>12314</text:p>
          </table:table-cell>
          <table:table-cell office:value-type="string">
            <text:p>PAZENNAIS BASKET CLUB - 1</text:p>
          </table:table-cell>
          <table:table-cell office:value-type="string">
            <text:p>EN - CTC LOIRE ACHENEAU BASKET - 2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F1PH</text:p>
          </table:table-cell>
          <table:table-cell office:value-type="float" office:value="12300">
            <text:p>12300</text:p>
          </table:table-cell>
          <table:table-cell office:value-type="string">
            <text:p>Exempt</text:p>
          </table:table-cell>
          <table:table-cell office:value-type="string">
            <text:p>EN - CTC LOIRE ACHENEAU BASKET - 2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49">
            <text:p>18349</text:p>
          </table:table-cell>
          <table:table-cell office:value-type="string">
            <text:p>BASKET CLUB BASSE LOIRE - 2</text:p>
          </table:table-cell>
          <table:table-cell office:value-type="string">
            <text:p>GARS D'HERBAUGES BOUAYE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SALLE OMNISPORTS B - Y. SOUV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56">
            <text:p>18356</text:p>
          </table:table-cell>
          <table:table-cell office:value-type="string">
            <text:p>AS BRAINS BASKET</text:p>
          </table:table-cell>
          <table:table-cell office:value-type="string">
            <text:p>GARS D'HERBAUGES BOUAYE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SALLE POLYVALENTE DES PR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36">
            <text:p>18336</text:p>
          </table:table-cell>
          <table:table-cell office:value-type="string">
            <text:p>AL OUCHE DINIER REZE - 1</text:p>
          </table:table-cell>
          <table:table-cell office:value-type="string">
            <text:p>GARS D'HERBAUGES BOUAYE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GYMNASE ANDREE PERRICHO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59">
            <text:p>18359</text:p>
          </table:table-cell>
          <table:table-cell office:value-type="string">
            <text:p>JS ST ETIENNE DE MONTLUC - 1</text:p>
          </table:table-cell>
          <table:table-cell office:value-type="string">
            <text:p>GARS D'HERBAUGES BOUAYE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SALLE LOI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51">
            <text:p>18351</text:p>
          </table:table-cell>
          <table:table-cell office:value-type="string">
            <text:p>GARS D'HERBAUGES BOUAYE</text:p>
          </table:table-cell>
          <table:table-cell office:value-type="string">
            <text:p>AL OUCHE DINIER REZE - 1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41">
            <text:p>18341</text:p>
          </table:table-cell>
          <table:table-cell office:value-type="string">
            <text:p>GARS D'HERBAUGES BOUAYE</text:p>
          </table:table-cell>
          <table:table-cell office:value-type="string">
            <text:p>AS BRAINS BASKET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44">
            <text:p>18344</text:p>
          </table:table-cell>
          <table:table-cell office:value-type="string">
            <text:p>GARS D'HERBAUGES BOUAYE</text:p>
          </table:table-cell>
          <table:table-cell office:value-type="string">
            <text:p>JS ST ETIENNE DE MONTLUC - 1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32">
            <text:p>18332</text:p>
          </table:table-cell>
          <table:table-cell office:value-type="string">
            <text:p>EN - CTC LA MONTAGNE BOUGUENAIS BASKET</text:p>
          </table:table-cell>
          <table:table-cell office:value-type="string">
            <text:p>GARS D'HERBAUGES BOUAYE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SALLE ST EXUPERY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34">
            <text:p>18334</text:p>
          </table:table-cell>
          <table:table-cell office:value-type="string">
            <text:p>GARS D'HERBAUGES BOUAYE</text:p>
          </table:table-cell>
          <table:table-cell office:value-type="string">
            <text:p>BASKET CLUB BASSE LOIRE - 2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5M1PH</text:p>
          </table:table-cell>
          <table:table-cell office:value-type="float" office:value="18347">
            <text:p>18347</text:p>
          </table:table-cell>
          <table:table-cell office:value-type="string">
            <text:p>GARS D'HERBAUGES BOUAYE</text:p>
          </table:table-cell>
          <table:table-cell office:value-type="string">
            <text:p>EN - CTC LA MONTAGNE BOUGUENAIS BASKET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245">
            <text:p>11245</text:p>
          </table:table-cell>
          <table:table-cell office:value-type="string">
            <text:p>EN - CTC LOIRE ACHENEAU BASKET</text:p>
          </table:table-cell>
          <table:table-cell office:value-type="string">
            <text:p>FALLERON TOUVOIS BASKET CLUB</text:p>
          </table:table-cell>
          <table:table-cell office:value-type="string">
            <text:p>06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339">
            <text:p>11339</text:p>
          </table:table-cell>
          <table:table-cell office:value-type="string">
            <text:p>EN - CTC LOIRE ACHENEAU BASKET</text:p>
          </table:table-cell>
          <table:table-cell office:value-type="string">
            <text:p>USSM ST PHILBERT DE GD LIEU</text:p>
          </table:table-cell>
          <table:table-cell office:value-type="string">
            <text:p>20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052">
            <text:p>11052</text:p>
          </table:table-cell>
          <table:table-cell office:value-type="string">
            <text:p>EN - CTC LOIRE ACHENEAU BASKET</text:p>
          </table:table-cell>
          <table:table-cell office:value-type="string">
            <text:p>PAZENNAIS BASKET CLUB</text:p>
          </table:table-cell>
          <table:table-cell office:value-type="string">
            <text:p>02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197">
            <text:p>11197</text:p>
          </table:table-cell>
          <table:table-cell office:value-type="string">
            <text:p>EN - CTC LOIRE ACHENEAU BASKET</text:p>
          </table:table-cell>
          <table:table-cell office:value-type="string">
            <text:p>PORNIC BASKET ST MICHEL</text:p>
          </table:table-cell>
          <table:table-cell office:value-type="string">
            <text:p>23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149">
            <text:p>11149</text:p>
          </table:table-cell>
          <table:table-cell office:value-type="string">
            <text:p>EN - CTC LOIRE ACHENEAU BASKET</text:p>
          </table:table-cell>
          <table:table-cell office:value-type="string">
            <text:p>HERBADILLA LA CHEVROLIERE</text:p>
          </table:table-cell>
          <table:table-cell office:value-type="string">
            <text:p>16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005">
            <text:p>11005</text:p>
          </table:table-cell>
          <table:table-cell office:value-type="string">
            <text:p>FALLERON TOUVOIS BASKET CLUB</text:p>
          </table:table-cell>
          <table:table-cell office:value-type="string">
            <text:p>EN - CTC LOIRE ACHENEAU BASKET</text:p>
          </table:table-cell>
          <table:table-cell office:value-type="string">
            <text:p>25/09/2016</text:p>
          </table:table-cell>
          <table:table-cell office:value-type="string">
            <text:p>00:00</text:p>
          </table:table-cell>
          <table:table-cell office:value-type="string">
            <text:p>SALLE OMNISPORTS FALLERO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292">
            <text:p>11292</text:p>
          </table:table-cell>
          <table:table-cell office:value-type="string">
            <text:p>PAZENNAIS BASKET CLUB</text:p>
          </table:table-cell>
          <table:table-cell office:value-type="string">
            <text:p>EN - CTC LOIRE ACHENEAU BASKET</text:p>
          </table:table-cell>
          <table:table-cell office:value-type="string">
            <text:p>13/11/2016</text:p>
          </table:table-cell>
          <table:table-cell office:value-type="string">
            <text:p>00:00</text:p>
          </table:table-cell>
          <table:table-cell office:value-type="string">
            <text:p>COMPLEXE SPORTIF A.GAUVRI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389">
            <text:p>11389</text:p>
          </table:table-cell>
          <table:table-cell office:value-type="string">
            <text:p>HERBADILLA LA CHEVROLIERE</text:p>
          </table:table-cell>
          <table:table-cell office:value-type="string">
            <text:p>EN - CTC LOIRE ACHENEAU BASKET</text:p>
          </table:table-cell>
          <table:table-cell office:value-type="string">
            <text:p>27/11/2016</text:p>
          </table:table-cell>
          <table:table-cell office:value-type="string">
            <text:p>00:00</text:p>
          </table:table-cell>
          <table:table-cell office:value-type="string">
            <text:p>COMPLEXE SPORTIF HUGUES MARTIN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437">
            <text:p>11437</text:p>
          </table:table-cell>
          <table:table-cell office:value-type="string">
            <text:p>PORNIC BASKET ST MICHEL</text:p>
          </table:table-cell>
          <table:table-cell office:value-type="string">
            <text:p>EN - CTC LOIRE ACHENEAU BASKET</text:p>
          </table:table-cell>
          <table:table-cell office:value-type="string">
            <text:p>04/12/2016</text:p>
          </table:table-cell>
          <table:table-cell office:value-type="string">
            <text:p>00:00</text:p>
          </table:table-cell>
          <table:table-cell office:value-type="string">
            <text:p>SALLE YVES LOQUET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F1PH</text:p>
          </table:table-cell>
          <table:table-cell office:value-type="float" office:value="11099">
            <text:p>11099</text:p>
          </table:table-cell>
          <table:table-cell office:value-type="string">
            <text:p>USSM ST PHILBERT DE GD LIEU</text:p>
          </table:table-cell>
          <table:table-cell office:value-type="string">
            <text:p>EN - CTC LOIRE ACHENEAU BASKET</text:p>
          </table:table-cell>
          <table:table-cell office:value-type="string">
            <text:p>09/10/2016</text:p>
          </table:table-cell>
          <table:table-cell office:value-type="string">
            <text:p>00:00</text:p>
          </table:table-cell>
          <table:table-cell office:value-type="string">
            <text:p>SALLE TOKYO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390">
            <text:p>17390</text:p>
          </table:table-cell>
          <table:table-cell office:value-type="string">
            <text:p>GARS D'HERBAUGES BOUAYE</text:p>
          </table:table-cell>
          <table:table-cell office:value-type="string">
            <text:p>GOLF BASKET CLUB HERBLINOIS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399">
            <text:p>17399</text:p>
          </table:table-cell>
          <table:table-cell office:value-type="string">
            <text:p>AL LES COUETS BOUGUENAIS</text:p>
          </table:table-cell>
          <table:table-cell office:value-type="string">
            <text:p>GARS D'HERBAUGES BOUAYE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office:value-type="string">
            <text:p>SALLE OMNISPORT DE LA BARONNAI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417">
            <text:p>17417</text:p>
          </table:table-cell>
          <table:table-cell office:value-type="string">
            <text:p>VERTOU BASKET - 3</text:p>
          </table:table-cell>
          <table:table-cell office:value-type="string">
            <text:p>GARS D'HERBAUGES BOUAYE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office:value-type="string">
            <text:p>GYMNASE DES ECHALONNIER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393">
            <text:p>17393</text:p>
          </table:table-cell>
          <table:table-cell office:value-type="string">
            <text:p>ROUANS BASKET CLUB</text:p>
          </table:table-cell>
          <table:table-cell office:value-type="string">
            <text:p>GARS D'HERBAUGES BOUAYE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office:value-type="string">
            <text:p>SALLE DE ROUAN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402">
            <text:p>17402</text:p>
          </table:table-cell>
          <table:table-cell office:value-type="string">
            <text:p>GARS D'HERBAUGES BOUAYE</text:p>
          </table:table-cell>
          <table:table-cell office:value-type="string">
            <text:p>VERTOU BASKET - 3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408">
            <text:p>17408</text:p>
          </table:table-cell>
          <table:table-cell office:value-type="string">
            <text:p>GARS D'HERBAUGES BOUAYE</text:p>
          </table:table-cell>
          <table:table-cell office:value-type="string">
            <text:p>ROUANS BASKET CLUB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396">
            <text:p>17396</text:p>
          </table:table-cell>
          <table:table-cell office:value-type="string">
            <text:p>GARS D'HERBAUGES BOUAYE</text:p>
          </table:table-cell>
          <table:table-cell office:value-type="string">
            <text:p>CS AIGREFEUILLE REMOUILLE BASKET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414">
            <text:p>17414</text:p>
          </table:table-cell>
          <table:table-cell office:value-type="string">
            <text:p>GARS D'HERBAUGES BOUAYE</text:p>
          </table:table-cell>
          <table:table-cell office:value-type="string">
            <text:p>AL LES COUETS BOUGUENAIS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office:value-type="string">
            <text:p>SALLE D'HERBAUGES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405">
            <text:p>17405</text:p>
          </table:table-cell>
          <table:table-cell office:value-type="string">
            <text:p>GOLF BASKET CLUB HERBLINOIS</text:p>
          </table:table-cell>
          <table:table-cell office:value-type="string">
            <text:p>GARS D'HERBAUGES BOUAYE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office:value-type="string">
            <text:p>SALLE ANGEVINIER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17M1PH</text:p>
          </table:table-cell>
          <table:table-cell office:value-type="float" office:value="17411">
            <text:p>17411</text:p>
          </table:table-cell>
          <table:table-cell office:value-type="string">
            <text:p>CS AIGREFEUILLE REMOUILLE BASKET</text:p>
          </table:table-cell>
          <table:table-cell office:value-type="string">
            <text:p>GARS D'HERBAUGES BOUAYE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office:value-type="string">
            <text:p>COMPLEXE ARSENE BEAUCHENE</text:p>
          </table:table-cell>
          <table:table-cell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38">
            <text:p>16038</text:p>
          </table:table-cell>
          <table:table-cell office:value-type="string">
            <text:p>NANTES BREIL BASKET</text:p>
          </table:table-cell>
          <table:table-cell office:value-type="string">
            <text:p>GARS D'HERBAUGES BOUAYE</text:p>
          </table:table-cell>
          <table:table-cell office:value-type="string">
            <text:p>08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44">
            <text:p>16044</text:p>
          </table:table-cell>
          <table:table-cell office:value-type="string">
            <text:p>REZE BASKET 44</text:p>
          </table:table-cell>
          <table:table-cell office:value-type="string">
            <text:p>GARS D'HERBAUGES BOUAYE</text:p>
          </table:table-cell>
          <table:table-cell office:value-type="string">
            <text:p>22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30">
            <text:p>16030</text:p>
          </table:table-cell>
          <table:table-cell office:value-type="string">
            <text:p>PLATEAU N°2 - 1</text:p>
          </table:table-cell>
          <table:table-cell office:value-type="string">
            <text:p>GARS D'HERBAUGES BOUAYE</text:p>
          </table:table-cell>
          <table:table-cell office:value-type="string">
            <text:p>24/09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50">
            <text:p>16050</text:p>
          </table:table-cell>
          <table:table-cell office:value-type="string">
            <text:p>PLATEAU N°2 - 2</text:p>
          </table:table-cell>
          <table:table-cell office:value-type="string">
            <text:p>GARS D'HERBAUGES BOUAYE</text:p>
          </table:table-cell>
          <table:table-cell office:value-type="string">
            <text:p>12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55">
            <text:p>16055</text:p>
          </table:table-cell>
          <table:table-cell office:value-type="string">
            <text:p>SAINTE LUCE BASKET</text:p>
          </table:table-cell>
          <table:table-cell office:value-type="string">
            <text:p>GARS D'HERBAUGES BOUAYE</text:p>
          </table:table-cell>
          <table:table-cell office:value-type="string">
            <text:p>26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35">
            <text:p>16035</text:p>
          </table:table-cell>
          <table:table-cell office:value-type="string">
            <text:p>GARS D'HERBAUGES BOUAYE</text:p>
          </table:table-cell>
          <table:table-cell office:value-type="string">
            <text:p>PLATEAU N°2 - 2</text:p>
          </table:table-cell>
          <table:table-cell office:value-type="string">
            <text:p>01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45">
            <text:p>16045</text:p>
          </table:table-cell>
          <table:table-cell office:value-type="string">
            <text:p>GARS D'HERBAUGES BOUAYE</text:p>
          </table:table-cell>
          <table:table-cell office:value-type="string">
            <text:p>PLATEAU N°2 - 1</text:p>
          </table:table-cell>
          <table:table-cell office:value-type="string">
            <text:p>05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40">
            <text:p>16040</text:p>
          </table:table-cell>
          <table:table-cell office:value-type="string">
            <text:p>GARS D'HERBAUGES BOUAYE</text:p>
          </table:table-cell>
          <table:table-cell office:value-type="string">
            <text:p>SAINTE LUCE BASKET</text:p>
          </table:table-cell>
          <table:table-cell office:value-type="string">
            <text:p>15/10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53">
            <text:p>16053</text:p>
          </table:table-cell>
          <table:table-cell office:value-type="string">
            <text:p>GARS D'HERBAUGES BOUAYE</text:p>
          </table:table-cell>
          <table:table-cell office:value-type="string">
            <text:p>NANTES BREIL BASKET</text:p>
          </table:table-cell>
          <table:table-cell office:value-type="string">
            <text:p>19/11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  <table:table-row table:style-name="ro3">
          <table:table-cell office:value-type="string">
            <text:p>U20M1PH</text:p>
          </table:table-cell>
          <table:table-cell office:value-type="float" office:value="16059">
            <text:p>16059</text:p>
          </table:table-cell>
          <table:table-cell office:value-type="string">
            <text:p>GARS D'HERBAUGES BOUAYE</text:p>
          </table:table-cell>
          <table:table-cell office:value-type="string">
            <text:p>REZE BASKET 44</text:p>
          </table:table-cell>
          <table:table-cell office:value-type="string">
            <text:p>03/12/2016</text:p>
          </table:table-cell>
          <table:table-cell office:value-type="string">
            <text:p>00:00</text:p>
          </table:table-cell>
          <table:table-cell table:number-columns-repeated="2"/>
          <table:table-cell office:value-type="string">
            <text:p>Non</text:p>
          </table:table-cell>
          <table:table-cell/>
          <table:table-cell office:value-type="string">
            <text:p>Non</text:p>
          </table:table-cell>
          <table:table-cell/>
        </table:table-row>
      </table:table>
      <table:table table:name="Feuille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database-ranges>
        <table:database-range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20/08/2016</text:date>, <text:time>19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0:41:35.77</meta:creation-date>
    <dc:date>2016-08-20T19:14:28.50</dc:date>
    <meta:editing-duration>PT40S</meta:editing-duration>
    <meta:editing-cycles>1</meta:editing-cycles>
    <meta:generator>OpenOffice/4.0.1$Win32 OpenOffice.org_project/401m5$Build-9714</meta:generator>
    <meta:document-statistic meta:table-count="3" meta:cell-count="1620" meta:object-count="0"/>
  </office:meta>
</office:document-meta>
</file>